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2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24.19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<text:s/>Conrad_PN</text:p>
          </table:table-cell>
          <table:table-cell table:style-name="ce1" office:value-type="string" calcext:value-type="string">
            <text:p><text:s/>ConradPN</text:p>
          </table:table-cell>
          <table:table-cell table:style-name="ce1" office:value-type="string" calcext:value-type="string">
            <text:p><text:s/>Label</text:p>
          </table:table-cell>
          <table:table-cell table:style-name="ce1" office:value-type="string" calcext:value-type="string">
            <text:p><text:s/>Link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AFF201 AFF202 AFF203 AFF20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KR161B</text:p>
          </table:table-cell>
          <table:table-cell office:value-type="string" calcext:value-type="string">
            <text:p>ClockFootprints:161_163_Series</text:p>
          </table:table-cell>
          <table:table-cell/>
          <table:table-cell office:value-type="string" calcext:value-type="string">
            <text:p>NKR161B</text:p>
          </table:table-cell>
          <table:table-cell/>
          <table:table-cell office:value-type="string" calcext:value-type="string">
            <text:p>1050566 - 6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ttp://www.digikey.de/product-search/en?pv311=29&amp;FV=fff40008%2Cfff80024%2C940001%2C980009%2C10c0001%2C3440002%2C4dc0005%2C4dc001d%2C4dc0043%2C4dc0044%2C4dc005c%2C4dc0068%2C4dc006a%2C4dc0073%2C4dc007d%2C4dc0080%2C4dc008a&amp;k=LED&amp;mnonly=0&amp;newproducts=0&amp;ColumnSort=0&amp;page=1&amp;stock=1&amp;quantity=0&amp;ptm=0&amp;fid=0&amp;pageSize=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1</text:p>
          </table:table-cell>
          <table:table-cell office:value-type="string" calcext:value-type="string">
            <text:p>LEDs:LED-0805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2</text:p>
          </table:table-cell>
          <table:table-cell office:value-type="string" calcext:value-type="string">
            <text:p>LEDs:LED-0805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LEDs:LED-0805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EDs:LED-0805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P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ATMEGA88PV-10A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s:Pin_Header_Straight_2x03</text:p>
          </table:table-cell>
          <table:table-cell/>
          <table:table-cell office:value-type="string" calcext:value-type="string">
            <text:p>WS6G</text:p>
          </table:table-cell>
          <table:table-cell office:value-type="string" calcext:value-type="string">
            <text:p><text:s/>741435 - 62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201 P20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_Headers:Pin_Header_Straight_1x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202 P2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in_Headers:Pin_Header_Straight_1x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201 Q202 Q20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56BS</text:p>
          </table:table-cell>
          <table:table-cell office:value-type="string" calcext:value-type="string">
            <text:p>ClockFootprints:SOT-363</text:p>
          </table:table-cell>
          <table:table-cell/>
          <table:table-cell office:value-type="string" calcext:value-type="string">
            <text:p>BC856B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1 R202 R203 R204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5 R206 R207 R208 R209 R210 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11 R212 R213 R214 R215 R216 R217 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S138</text:p>
          </table:table-cell>
          <table:table-cell office:value-type="string" calcext:value-type="string">
            <text:p>ClockFootprints:SOIC-16</text:p>
          </table:table-cell>
          <table:table-cell/>
          <table:table-cell office:value-type="string" calcext:value-type="string">
            <text:p>SN74LS138NS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511</text:p>
          </table:table-cell>
          <table:table-cell office:value-type="string" calcext:value-type="string">
            <text:p>ClockFootprints:SOIC-16</text:p>
          </table:table-cell>
          <table:table-cell/>
          <table:table-cell office:value-type="string" calcext:value-type="string">
            <text:p>CD4511BNSR</text:p>
          </table:table-cell>
          <table:table-cell table:number-columns-repeated="1018"/>
        </table:table-row>
      </table:table>
      <table:table table:name="Sheet2" table:style-name="ta1">
        <table:table-column table:style-name="co11" table:number-columns-repeated="10" table:default-cell-style-name="Default"/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3" table:formula="of:=[.$C$5]/[.D4]" office:value-type="float" office:value="10" calcext:value-type="float">
            <text:p>10.0000</text:p>
          </table:table-cell>
          <table:table-cell table:style-name="ce3" table:formula="of:=[.$C$5]/[.E4]" office:value-type="float" office:value="10.6382978723404" calcext:value-type="float">
            <text:p>10.6383</text:p>
          </table:table-cell>
          <table:table-cell table:style-name="ce3" table:formula="of:=[.$C$5]/[.F4]" office:value-type="float" office:value="8.92857142857143" calcext:value-type="float">
            <text:p>8.9286</text:p>
          </table:table-cell>
          <table:table-cell table:style-name="ce3"/>
          <table:table-cell table:style-name="ce3" table:formula="of:=[.$C$5]/[.H4]" office:value-type="float" office:value="31.25" calcext:value-type="float">
            <text:p>31.2500</text:p>
          </table:table-cell>
          <table:table-cell table:style-name="ce3" table:formula="of:=[.$C$5]/[.I4]" office:value-type="float" office:value="33.3333333333333" calcext:value-type="float">
            <text:p>33.3333</text:p>
          </table:table-cell>
          <table:table-cell table:style-name="ce3" table:formula="of:=[.$C$5]/[.J4]" office:value-type="float" office:value="27.7777777777778" calcext:value-type="float">
            <text:p>27.777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style-name="ce3" table:formula="of:=[.E5]-[.D5]" office:value-type="float" office:value="0.638297872340425" calcext:value-type="float">
            <text:p>0.6383</text:p>
          </table:table-cell>
          <table:table-cell table:style-name="ce3" table:formula="of:=[.F5]-[.E5]" office:value-type="float" office:value="-1.709726443769" calcext:value-type="float">
            <text:p>-1.7097</text:p>
          </table:table-cell>
          <table:table-cell table:style-name="ce3" table:number-columns-repeated="2"/>
          <table:table-cell table:style-name="ce3" table:formula="of:=[.I5]-[.H5]" office:value-type="float" office:value="2.08333333333334" calcext:value-type="float">
            <text:p>2.0833</text:p>
          </table:table-cell>
          <table:table-cell table:style-name="ce3" table:formula="of:=[.J5]-[.I5]" office:value-type="float" office:value="-5.55555555555556" calcext:value-type="float">
            <text:p>-5.5556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style-name="ce4" table:formula="of:=[.E7]/[.D5]" office:value-type="percentage" office:value="0.0638297872340425" calcext:value-type="percentage">
            <text:p>6.38%</text:p>
          </table:table-cell>
          <table:table-cell table:style-name="ce4" table:formula="of:=[.F7]/[.E5]" office:value-type="percentage" office:value="-0.160714285714286" calcext:value-type="percentage">
            <text:p>-16.07%</text:p>
          </table:table-cell>
          <table:table-cell table:style-name="ce4" table:number-columns-repeated="2"/>
          <table:table-cell table:style-name="ce4" table:formula="of:=[.I7]/[.H5]" office:value-type="percentage" office:value="0.0666666666666668" calcext:value-type="percentage">
            <text:p>6.67%</text:p>
          </table:table-cell>
          <table:table-cell table:style-name="ce4" table:formula="of:=[.J7]/[.I5]" office:value-type="percentage" office:value="-0.166666666666667" calcext:value-type="percentage">
            <text:p>-16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21:04:06.232979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7-15T20:29:30.769763701</meta:print-date>
    <dc:date>2015-07-15T21:12:53.74783920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121" meta:object-count="0"/>
  </office:meta>
</office:document-meta>
</file>